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3.628cm" table:align="margins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3.628cm" table:align="margins"/>
    </style:style>
    <style:style style:name="Tableau1.A" style:family="table-column">
      <style:table-column-properties style:column-width="6.814cm" style:rel-column-width="32767*"/>
    </style:style>
    <style:style style:name="Tableau1.B" style:family="table-column">
      <style:table-column-properties style:column-width="6.814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69084400" text:id="ct169084400">
          <text:insertion>
            <office:change-info>
              <dc:creator>inconnu</dc:creator>
              <dc:date>2009-09-29T10:47:00</dc:date>
            </office:change-info>
          </text:insertion>
        </text:changed-region>
        <text:changed-region xml:id="ct162552048" text:id="ct162552048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69084600" text:id="ct169084600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63325968" text:id="ct163325968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63355176" text:id="ct163355176">
          <text:insertion>
            <office:change-info>
              <dc:creator>Gauthier Bastien</dc:creator>
              <dc:date>2011-04-18T16:34:00</dc:date>
            </office:change-info>
          </text:insertion>
        </text:changed-region>
        <text:changed-region xml:id="ct161234392" text:id="ct161234392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167269896" text:id="ct16726989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58079752" text:id="ct158079752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161516072" text:id="ct161516072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9086672" text:id="ct16908667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3106312" text:id="ct163106312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169087624" text:id="ct16908762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3409000" text:id="ct16340900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3103392" text:id="ct163103392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9086872" text:id="ct16908687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9086536" text:id="ct169086536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2446344" text:id="ct162446344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59693576" text:id="ct159693576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63315368" text:id="ct163315368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59694504" text:id="ct159694504">
          <text:insertion>
            <office:change-info>
              <dc:creator>Gauthier Bastien</dc:creator>
              <dc:date>2013-01-17T15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69084400"/>self.displayValue(self.listProposingGroup(),self.getProposingGroup())<text:change-end text:change-id="ct169084400"/></text:p>
          <text:p text:style-name="P3"><text:line-break/>Correspondant :<text:line-break/><text:change-start text:change-id="ct162552048"/>self.portal_membership.getMemberInfo(self.Creator())['fullname']<text:change-end text:change-id="ct162552048"/></text:p>
          <text:p text:style-name="P3"><text:line-break/>Références : <text:change-start text:change-id="ct169084600"/>self.getItemReference()<text:change-end text:change-id="ct169084600"/></text:p>
        </draw:text-box>
      </draw:frame>
      <text:p text:style-name="Standard2">Du registre aux délibérations du Conseil communal a été extrait ce qui suit :<text:line-break/></text:p>
      <text:p text:style-name="P4">Séance du <text:change-start text:change-id="ct163325968"/>self.getMeeting().Title()<text:change-end text:change-id="ct163325968"/></text:p>
      <text:p text:style-name="Standard2"><text:line-break/><text:span text:style-name="T1">Etaient présents :</text:span></text:p>
      <text:p text:style-name="P7"><office:annotation><dc:date>2009-09-29T00:00:00</dc:date><text:p>do text</text:p><text:p>from xhtml(self.adapted().getStrikedItemAssembly(groupByDuty=True))</text:p></office:annotation>Assemblée</text:p>
      <text:p text:style-name="P5"><text:span text:style-name="T1">Objet n° </text:span><text:change-start text:change-id="ct163355176"/><text:span text:style-name="T1">self.getItemNumber(relativeTo='meeting')</text:span><text:change-end text:change-id="ct163355176"/><text:span text:style-name="T1"> : </text:span><text:change-start text:change-id="ct161234392"/><text:span text:style-name="T1">self.</text:span>Title()<text:change-end text:change-id="ct161234392"/></text:p>
      <text:p text:style-name="Standard2"/>
      <text:p text:style-name="Standard"><office:annotation><dc:date>2009-09-29T00:00:00</dc:date><text:p>do text</text:p><text:p>from xhtml(self.getDecision())</text:p></office:annotation>Décision</text:p>
      <text:p text:style-name="Standard2"/>
      <text:p text:style-name="Standard2">Fait en séance à l’Hôtel de Ville, date que dessus.<text:lin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0"><text:span text:style-name="T2">do text if self.getItemSignatures()</text:span></text:p></office:annotation><text:change-start text:change-id="ct167269896"/>self.getItemSignatures().split('\n')[0]<text:change-end text:change-id="ct167269896"/></text:p>
            <text:p text:style-name="P5"><office:annotation><dc:creator>Gauthier Bastien</dc:creator><dc:date>2013-01-17T15:13:33</dc:date><text:p text:style-name="P10"><text:span text:style-name="T3">do text if not self.getItemSignatures()</text:span></text:p></office:annotation><text:change-start text:change-id="ct158079752"/>self.getItemSignatories(theObjects=True)[1].getGender()=='m' and 'Le' or 'La'<text:change-end text:change-id="ct158079752"/> <office:annotation><dc:creator>Gauthier Bastien</dc:creator><dc:date>2013-01-17T15:13:33</dc:date><text:p text:style-name="P10"><text:span text:style-name="T3">do text if not self.getItemSignatures()</text:span></text:p></office:annotation><text:change-start text:change-id="ct161516072"/>self.getItemSignatories(theObjects=True)[1].getDuty()<text:change-end text:change-id="ct161516072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0"><text:span text:style-name="T3">do text if self.getItemSignatures()</text:span></text:p></office:annotation><text:change-start text:change-id="ct169086672"/>self.getItemSignatures().split('\n')[2]<text:change-end text:change-id="ct169086672"/></text:p>
            <text:p text:style-name="P6"><office:annotation><dc:creator>Gauthier Bastien</dc:creator><dc:date>2013-01-17T15:13:33</dc:date><text:p text:style-name="P10"><text:span text:style-name="T3">do text if not self.getItemSignatures()</text:span></text:p></office:annotation><text:change-start text:change-id="ct163106312"/>self.getItemSignatories(theObjects=True)[0].getGender()=='m' and 'Le' or 'La'<text:change-end text:change-id="ct163106312"/> <office:annotation><dc:creator>Gauthier Bastien</dc:creator><dc:date>2013-01-17T15:13:33</dc:date><text:p text:style-name="P10"><text:span text:style-name="T3">do text if not self.getItemSignatures()</text:span></text:p></office:annotation><text:change-start text:change-id="ct169087624"/>self.getItemSignatories(theObjects=True)[0].getDuty()<text:change-end text:change-id="ct169087624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0"><text:span text:style-name="T2">do text if self.getItemSignatures()</text:span></text:p></office:annotation><text:change-start text:change-id="ct163409000"/>self.getItemSignatures().split('\n')[1]<text:change-end text:change-id="ct163409000"/></text:p>
            <text:p text:style-name="P5"><office:annotation><dc:creator>Gauthier Bastien</dc:creator><dc:date>2013-01-17T15:13:33</dc:date><text:p text:style-name="P10"><text:span text:style-name="T3">do text if not self.getItemSignatures()</text:span></text:p></office:annotation><text:change-start text:change-id="ct163103392"/>self.getItemSignatories(theObjects=True)[1].Title()<text:change-end text:change-id="ct163103392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0"><text:span text:style-name="T2">do text if self.getItemSignatures()</text:span></text:p></office:annotation><text:change-start text:change-id="ct169086872"/>self.getItemSignatures().split('\n')[3]<text:change-end text:change-id="ct169086872"/></text:p>
            <text:p text:style-name="P6"><office:annotation><dc:creator>Gauthier Bastien</dc:creator><dc:date>2013-01-17T15:13:33</dc:date><text:p text:style-name="P10"><text:span text:style-name="T3">do text if not self.getItemSignatures()</text:span></text:p></office:annotation><text:change-start text:change-id="ct169086536"/>self.getItemSignatories(theObjects=True)[0].Title()<text:change-end text:change-id="ct169086536"/></text:p>
          </table:table-cell>
        </table:table-row>
      </table:table>
      <text:p text:style-name="P9"><text:line-break/>POUR EXTRAIT CONFORME :<text:line-break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5"><office:annotation><dc:creator>Gauthier Bastien</dc:creator><dc:date>2013-01-17T14:54:09</dc:date><text:p text:style-name="P10"><text:span text:style-name="T2">do text if self.getItemSignatures()</text:span></text:p></office:annotation><text:change-start text:change-id="ct162446344"/>self.adapted().getCertifiedSignatures()[0].split('\n')[0]<text:change-end text:change-id="ct162446344"/></text:p>
            </table:table-cell>
            <table:table-cell table:style-name="Tableau1.A1" office:value-type="string">
              <text:p text:style-name="P6"><office:annotation><dc:creator>Gauthier Bastien</dc:creator><dc:date>2013-01-17T14:54:09</dc:date><text:p text:style-name="P10"><text:span text:style-name="T2">do text if self.getItemSignatures()</text:span></text:p></office:annotation><text:change-start text:change-id="ct159693576"/>self.adapted().getCertifiedSignatures()[0].split('\n')[2]<text:change-end text:change-id="ct159693576"/></text:p>
            </table:table-cell>
          </table:table-row>
        </table:table-header-rows>
        <table:table-row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au1.A1" office:value-type="string">
            <text:p text:style-name="P5"><office:annotation><dc:creator>Gauthier Bastien</dc:creator><dc:date>2013-01-17T14:54:09</dc:date><text:p text:style-name="P10"><text:span text:style-name="T2">do text if self.getItemSignatures()</text:span></text:p></office:annotation><text:change-start text:change-id="ct163315368"/>self.adapted().getCertifiedSignatures()[0].split('\n')[1]<text:change-end text:change-id="ct163315368"/></text:p>
          </table:table-cell>
          <table:table-cell table:style-name="Tableau1.A1" office:value-type="string">
            <text:p text:style-name="P6"><office:annotation><dc:creator>Gauthier Bastien</dc:creator><dc:date>2013-01-17T14:54:09</dc:date><text:p text:style-name="P10"><text:span text:style-name="T2">do text if self.getItemSignatures()</text:span></text:p></office:annotation><text:change-start text:change-id="ct159694504"/>self.adapted().getCertifiedSignatures()[0].split('\n')[3]<text:change-end text:change-id="ct159694504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0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0-08-17T12:57:09</meta:creation-date>
    <dc:language>fr-FR</dc:language>
    <meta:editing-cycles>28</meta:editing-cycles>
    <meta:editing-duration>PT49M34S</meta:editing-duration>
    <meta:initial-creator>Gauthier Bastien</meta:initial-creator>
    <dc:date>2013-01-17T16:09:43</dc:date>
    <dc:creator>Gauthier Bastien</dc:creator>
    <meta:document-statistic meta:table-count="2" meta:image-count="0" meta:object-count="0" meta:page-count="1" meta:paragraph-count="25" meta:word-count="97" meta:character-count="1315" meta:non-whitespace-character-count="1251"/>
    <meta:user-defined meta:name="Info 1"/>
    <meta:user-defined meta:name="Info 2"/>
    <meta:user-defined meta:name="Info 3"/>
    <meta:user-defined meta:name="Info 4"/>
  </office:meta>
</office:document-meta>
</file>